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7E000000373856D6E77FC7811A.png" manifest:media-type="image/png"/>
  <manifest:file-entry manifest:full-path="Pictures/1000000000000126000000414D4FAC80C74E6DC6.png" manifest:media-type="image/png"/>
  <manifest:file-entry manifest:full-path="Pictures/10000201000009C400000078CA5CC749CCE746D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5.4688in" fo:margin-left="0.5347in" fo:margin-top="0in" fo:margin-bottom="0in" table:align="left"/>
    </style:style>
    <style:style style:name="Table1.A" style:family="table-column">
      <style:table-column-properties style:column-width="5.4688in"/>
    </style:style>
    <style:style style:name="Table1.1" style:family="table-row">
      <style:table-row-properties style:min-row-height="1.2917in" fo:keep-together="auto"/>
    </style:style>
    <style:style style:name="Table1.A1" style:family="table-cell">
      <style:table-cell-properties style:vertical-align="" fo:padding-left="0.0972in" fo:padding-right="0.0972in" fo:padding-top="0.0556in" fo:padding-bottom="0.0556in" fo:border="1pt solid #000000"/>
    </style:style>
    <style:style style:name="Table1.2" style:family="table-row">
      <style:table-row-properties style:min-row-height="1.2361in" fo:keep-together="auto"/>
    </style:style>
    <style:style style:name="Table1.A2" style:family="table-cell">
      <style:table-cell-properties style:vertical-align="" fo:padding-left="0.0972in" fo:padding-right="0.0972in" fo:padding-top="0.0556in" fo:padding-bottom="0.0556in" fo:border-left="1pt solid #000000" fo:border-right="1pt solid #000000" fo:border-top="none" fo:border-bottom="1pt solid #000000"/>
    </style:style>
    <style:style style:name="Table1.3" style:family="table-row">
      <style:table-row-properties style:min-row-height="0.8889in" fo:keep-together="auto"/>
    </style:style>
    <style:style style:name="Table1.4" style:family="table-row">
      <style:table-row-properties style:min-row-height="0.8333in" fo:keep-together="auto"/>
    </style:style>
    <style:style style:name="Table1.5" style:family="table-row">
      <style:table-row-properties style:min-row-height="0.9306in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00%" fo:text-align="justify" style:justify-single-word="false" fo:text-indent="0in" style:auto-text-indent="false" fo:background-color="#ffffff" fo:padding="0in" fo:border="none"/>
    </style:style>
    <style:style style:name="P5" style:family="paragraph" style:parent-style-name="Standard">
      <style:paragraph-properties fo:margin-left="0.3929in" fo:margin-right="0in" fo:margin-top="0in" fo:margin-bottom="0in" loext:contextual-spacing="false" fo:line-height="115%" fo:text-indent="0in" style:auto-text-indent="false"/>
    </style:style>
    <style:style style:name="P6" style:family="paragraph" style:parent-style-name="Standard">
      <style:paragraph-properties fo:margin-left="0.3929in" fo:margin-right="0in" fo:margin-top="0in" fo:margin-bottom="0in" loext:contextual-spacing="false" fo:line-height="115%" fo:text-align="justify" style:justify-single-word="false" fo:text-indent="0in" style:auto-text-indent="false"/>
    </style:style>
    <style:style style:name="P7" style:family="paragraph" style:parent-style-name="Standard">
      <style:paragraph-properties fo:margin-left="0.3929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8" style:family="paragraph" style:parent-style-name="Standard">
      <loext:graphic-properties draw:fill="solid" draw:fill-color="#ffffff"/>
      <style:paragraph-properties fo:margin-left="0.3929in" fo:margin-right="0in" fo:margin-top="0in" fo:margin-bottom="0.111in" loext:contextual-spacing="false" fo:line-height="100%" fo:text-align="justify" style:justify-single-word="false" fo:text-indent="0in" style:auto-text-indent="false" fo:background-color="#ffffff" fo:padding="0in" fo:border="none"/>
    </style:style>
    <style:style style:name="P9" style:family="paragraph" style:parent-style-name="Standard">
      <loext:graphic-properties draw:fill="solid" draw:fill-color="#ffffff"/>
      <style:paragraph-properties fo:margin-left="0.389in" fo:margin-right="0in" fo:margin-top="0.1665in" fo:margin-bottom="0.111in" loext:contextual-spacing="false" fo:line-height="100%" fo:text-align="justify" style:justify-single-word="false" fo:text-indent="0in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.3752in" fo:margin-right="0in" fo:margin-top="0.1665in" fo:margin-bottom="0.111in" loext:contextual-spacing="false" fo:line-height="100%" fo:text-align="justify" style:justify-single-word="false" fo:text-indent="0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.1665in" fo:margin-bottom="0.111in" loext:contextual-spacing="false" fo:line-height="100%" fo:text-align="justify" style:justify-single-word="false" fo:background-color="#ffffff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5in" style:auto-text-indent="false"/>
    </style:style>
    <style:style style:name="P13" style:family="paragraph" style:parent-style-name="Standard" style:list-style-name="WWNum2">
      <style:paragraph-properties fo:margin-left="1.1807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15" style:family="paragraph" style:parent-style-name="Standard">
      <loext:graphic-properties draw:fill="solid" draw:fill-color="#ffffff"/>
      <style:paragraph-properties fo:margin-left="0.2953in" fo:margin-right="0in" fo:margin-top="0in" fo:margin-bottom="0.111in" loext:contextual-spacing="false" fo:line-height="100%" fo:text-align="justify" style:justify-single-word="false" fo:text-indent="0in" style:auto-text-indent="false" fo:background-color="#ffffff" fo:padding="0in" fo:border="none"/>
    </style:style>
    <style:style style:name="P16" style:family="paragraph" style:parent-style-name="Standard">
      <style:paragraph-properties fo:margin-left="0.2953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17" style:family="paragraph" style:parent-style-name="Standard">
      <style:paragraph-properties fo:margin-left="0.2953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P18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ackground-color="#ffffff" fo:padding="0in" fo:border="none"/>
    </style:style>
    <style:style style:name="P19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11in" loext:contextual-spacing="false" fo:line-height="100%" fo:text-align="justify" style:justify-single-word="false" fo:text-indent="-0.25in" style:auto-text-indent="false" fo:background-color="#ffffff" fo:padding="0in" fo:border="none"/>
    </style:style>
    <style:style style:name="P20" style:family="paragraph" style:parent-style-name="Standard">
      <style:paragraph-properties fo:margin-top="0.0835in" fo:margin-bottom="0.139in" loext:contextual-spacing="false" fo:line-height="115%" fo:text-align="justify" style:justify-single-word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21" style:family="paragraph" style:parent-style-name="Standard">
      <style:paragraph-properties fo:margin-left="0.2953in" fo:margin-right="-0.0209in" fo:text-indent="0in" style:auto-text-indent="false"/>
    </style:style>
    <style:style style:name="P22" style:family="paragraph" style:parent-style-name="Standard">
      <style:paragraph-properties fo:margin-left="0.2953in" fo:margin-right="-0.0209in" fo:margin-top="0in" fo:margin-bottom="0in" loext:contextual-spacing="false" fo:line-height="100%" fo:text-indent="0in" style:auto-text-indent="false"/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P23" style:family="paragraph" style:parent-style-name="Title" style:master-page-name="Standard">
      <style:paragraph-properties fo:margin-left="0.3929in" fo:margin-right="-0.0209in" fo:keep-together="auto" fo:text-indent="0in" style:auto-text-indent="false" style:page-number="1" fo:keep-with-next="auto"/>
    </style:style>
    <style:style style:name="P24" style:family="paragraph" style:parent-style-name="Title">
      <style:paragraph-properties fo:margin-left="0in" fo:margin-right="-0.0209in" fo:keep-together="auto" fo:text-indent="0in" style:auto-text-indent="false" fo:keep-with-next="auto"/>
    </style:style>
    <style:style style:name="T1" style:family="text">
      <style:text-properties fo:color="#f2007c" style:font-name="Trebuchet MS" fo:font-size="28pt" style:font-name-asian="Trebuchet MS1" style:font-size-asian="28pt" style:font-name-complex="Trebuchet MS1" style:font-size-complex="28pt"/>
    </style:style>
    <style:style style:name="T2" style:family="text">
      <style:text-properties fo:color="#f2007c" style:font-name="Trebuchet MS" fo:font-size="14pt" fo:font-weight="bold" style:font-name-asian="Trebuchet MS1" style:font-size-asian="14pt" style:font-weight-asian="bold" style:font-name-complex="Trebuchet MS1" style:font-size-complex="14pt" fo:background-color="#ffffff"/>
    </style:style>
    <style:style style:name="T3" style:family="text">
      <style:text-properties fo:color="#f2007c"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4" style:family="text"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T5" style:family="text">
      <style:text-properties fo:color="#000000" style:font-name="Trebuchet MS" fo:font-size="10pt" style:font-name-asian="Trebuchet MS1" style:font-size-asian="10pt" style:font-name-complex="Trebuchet MS1" style:font-size-complex="10pt" fo:background-color="#ffffff"/>
    </style:style>
    <style:style style:name="T6" style:family="text">
      <style:text-properties fo:color="#000000" style:font-name="Trebuchet MS" fo:font-size="10pt" fo:font-weight="bold" style:font-name-asian="Trebuchet MS1" style:font-size-asian="10pt" style:font-weight-asian="bold" style:font-name-complex="Trebuchet MS1" style:font-size-complex="10pt" fo:background-color="#ffffff"/>
    </style:style>
    <style:style style:name="T7" style:family="text">
      <style:text-properties fo:color="#000000"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8" style:family="text">
      <style:text-properties fo:color="#000000" style:font-name="Trebuchet MS" fo:font-weight="bold" style:font-name-asian="Trebuchet MS1" style:font-weight-asian="bold" style:font-name-complex="Trebuchet MS1" fo:background-color="#ffffff"/>
    </style:style>
    <style:style style:name="T9" style:family="text">
      <style:text-properties fo:color="#000000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10" style:family="text">
      <style:text-properties fo:color="#000000" style:font-name="Trebuchet MS" fo:font-size="12pt" style:font-name-asian="Trebuchet MS1" style:font-size-asian="12pt" style:font-name-complex="Trebuchet MS1" style:font-size-complex="12pt"/>
    </style:style>
    <style:style style:name="T11" style:family="text">
      <style:text-properties fo:color="#000000" style:font-name="Calibri" style:font-name-asian="Calibri1" style:font-name-complex="Calibri1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1155cc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14" style:family="text">
      <style:text-properties fo:color="#1155cc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 fo:background-color="#ffffff"/>
    </style:style>
    <style:style style:name="T15" style:family="text">
      <style:text-properties style:font-name="Trebuchet MS" style:font-name-asian="Trebuchet MS1" style:font-name-complex="Trebuchet MS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5tw9izee2c60"/><text:span text:style-name="T1">Exercicis d’accés a la capacitació Developer Program IT Academy </text:span></text:p>
      <text:section text:style-name="Sect1" text:name="TextSection">
        <text:p text:style-name="P2"/>
        <text:p text:style-name="P6"><text:span text:style-name="T4">En aquest document trobareu tota una sèrie de cursos i exercicis que has de realitzar per tal de tenir accés a</text:span><text:span text:style-name="T11"> l’itinerari escollit (Back End, Front End, .NET o Android Mobile)</text:span><text:span text:style-name="T4">. Un cop realitzats i enviats a l’adreça </text:span><text:a xlink:type="simple" xlink:href="mailto:cristina.redon@barcelonactiva.cat" text:style-name="ListLabel_20_19" text:visited-style-name="ListLabel_20_19"><text:span text:style-name="T13">cristina.redon@barcelonactiva.cat</text:span></text:a><text:span text:style-name="T4"> us convidarem a l’entrevista individual previ a l’inici del curs. </text:span></text:p>
        <text:p text:style-name="P7"/>
        <text:p text:style-name="P5"><text:span text:style-name="T2">Exercici de Git Hub</text:span></text:p>
        <text:p text:style-name="P8"><text:span text:style-name="T5">Fent click en aquest </text:span><text:a xlink:type="simple" xlink:href="https://bit.ly/30WBrrM" text:style-name="ListLabel_20_20" text:visited-style-name="ListLabel_20_20"><text:span text:style-name="T14">link </text:span></text:a><text:span text:style-name="T5">trobaràs tota la informació necessària per poder realitzar aquest primer exercici. Utilitza el link que veuràs que et redirigeix a Youtube. El de LinkedIn Learning està pensat per les persones que són dins el programa, i ja disposen d’una llicència.</text:span></text:p>
        <text:p text:style-name="P8"><text:span text:style-name="T6">Entrega</text:span><text:span text:style-name="T5">: caldrà enviar un link de git a </text:span><text:a xlink:type="simple" xlink:href="mailto:cristina.redon@barcelonactiva.cat" text:style-name="ListLabel_20_19" text:visited-style-name="ListLabel_20_19"><text:span text:style-name="T13">cristina.redon@barcelonactiva.cat</text:span></text:a><text:span text:style-name="T5"> amb assumpte </text:span><text:span text:style-name="T6">“IT_Ex1”.</text:span></text:p>
        <text:p text:style-name="P9"><text:span text:style-name="T2">Modelatge de Bases de Dades</text:span></text:p>
        <text:p text:style-name="P9"><text:span text:style-name="T5">Un altre punt bàsic amb el que seria convenient anar familiaritzar-se seria el </text:span><text:span text:style-name="T6">modelatge de base de dades</text:span><text:span text:style-name="T5">. Aquesta tècnica ens permet passar de l’enunciat d’un problema concret (que volem resoldre mitjançant software) a la generació d’un sistema de base de dades que ens permetrà </text:span><text:span text:style-name="T6">emmagatzemar, organitzar </text:span><text:span text:style-name="T5">i </text:span><text:span text:style-name="T6">manipular </text:span><text:span text:style-name="T5">les dades necessàries per resoldre un problema concret donat.</text:span></text:p>
        <text:p text:style-name="P10"><text:span text:style-name="T5">De cara a acostumar-se a aquesta pràctica, podràs trobar </text:span><text:a xlink:type="simple" xlink:href="https://docs.google.com/document/d/1JIj74czR4erAK6N3PvqjMO1zMD5ID3Tq24SpUPLg670/edit#heading=h.wyqx0vy3ejkc" text:style-name="ListLabel_20_20" text:visited-style-name="ListLabel_20_20"><text:span text:style-name="T14">aquí</text:span></text:a><text:span text:style-name="T5"> l’exercici corresponent a aquesta part del temari. En <text:s/>aquest document s’explica com instalar eines de gestió/disseny de base de dades com </text:span><text:span text:style-name="T6">PhpMyAdmin </text:span><text:span text:style-name="T5">o </text:span><text:span text:style-name="T6">MySQL Workbench. </text:span><text:span text:style-name="T5">A més, a l’apartat de “Recursos” de la pràctica tens un link al video:</text:span></text:p>
        <text:p text:style-name="P10"><text:span text:style-name="T5">“</text:span><text:span text:style-name="T15">MySQL Workbench Design Walkthrough</text:span><text:span text:style-name="T5">”</text:span></text:p>
        <text:p text:style-name="P11"><text:span text:style-name="T5"><text:s text:c="9"/>Que ens guia, pas per pas, en el que seran els nostres principis de modelatge de base de dades. </text:span></text:p>
        <text:p text:style-name="P8"><text:span text:style-name="T6">Entrega</text:span><text:span text:style-name="T5">: crea al GIT un repositori anomenat </text:span><text:span text:style-name="T6">modelatge-BBDD</text:span><text:span text:style-name="T5"> que contingui les captures en PNG de cadascun del 6 exercici i una exportació en SQL de la pràctica final a </text:span><text:a xlink:type="simple" xlink:href="mailto:cristina.redon@barcelonactiva.cat" text:style-name="ListLabel_20_19" text:visited-style-name="ListLabel_20_19"><text:span text:style-name="T13">cristina.redon@barcelonactiva.cat</text:span></text:a><text:span text:style-name="T5"> amb assumpte </text:span><text:span text:style-name="T6">“IT_Ex2”.</text:span></text:p>
        <text:p text:style-name="P11"><text:span text:style-name="T5"><text:s text:c="9"/></text:span><text:span text:style-name="T2">Llenguatge SQL</text:span></text:p>
        <text:p text:style-name="P10"><text:span text:style-name="T5">Un cop ja hem pogut modelar, seria convenient aprendre a manipular bases de dades. I per això, tenim llenguatges com <text:s/></text:span><text:span text:style-name="T6">SQL (</text:span><text:span text:style-name="T5">Structured Query Language), especialment emprat per gestionar i administrar bases de dades relacionals. Una eina molt útil per practicar això la tenim a: </text:span><text:a xlink:type="simple" xlink:href="https://sqlbolt.com/" text:style-name="ListLabel_20_20" text:visited-style-name="ListLabel_20_20"><text:span text:style-name="T14">https://sqlbolt.com/</text:span></text:a></text:p>
        <text:p text:style-name="P10"><text:span text:style-name="T5">On es mostra, per capítols, diferents aspectes teòrics de SQL. A més, al final de pràcticament tots els capítols, <text:s text:c="3"/>s’ofereix <text:s/>la possibilitat d’exercitar la teoria amb una consola integrada a la mateixa web. <text:s/></text:span></text:p>
        <text:p text:style-name="P8"><text:span text:style-name="T6">Exercici</text:span><text:span text:style-name="T5">: caldrà entregar en un document el punt 1.1 del següent enllaç: </text:span></text:p>
        <text:p text:style-name="P8"><text:a xlink:type="simple" xlink:href="https://josejuansanchez.org/bd/ejercicios-consultas-sql/index.html#ejercicios.-realizaci%C3%B3n-de-consultas-sql" text:style-name="ListLabel_20_20" text:visited-style-name="ListLabel_20_20"><text:span text:style-name="T14">https://josejuansanchez.org/bd/ejercicios-consultas-sql/index.html#ejercicios.-realizaci%C3%B3n-de-consultas-sql</text:span></text:a></text:p>
        <text:p text:style-name="P8"><text:span text:style-name="T6">Entrega</text:span><text:span text:style-name="T5">: Crea un document txt que contingui totes les consultes en SQL a </text:span><text:a xlink:type="simple" xlink:href="mailto:cristina.redon@barcelonactiva.cat" text:style-name="ListLabel_20_19" text:visited-style-name="ListLabel_20_19"><text:span text:style-name="T13">cristina.redon@barcelonactiva.cat</text:span></text:a><text:span text:style-name="T5"> amb assumpte </text:span><text:span text:style-name="T6">“IT_Ex3”.</text:span></text:p>
        <text:p text:style-name="P3"><text:span text:style-name="T8"><text:s text:c="8"/></text:span><text:span text:style-name="T3">Formació complementària al Cibernàrium. </text:span></text:p>
        <text:p text:style-name="P8"><text:span text:style-name="T4">La fórmula Cibernàrium és un </text:span><text:a xlink:type="simple" xlink:href="https://cibernarium.barcelonactiva.cat/formacions" text:style-name="ListLabel_20_21" text:visited-style-name="ListLabel_20_21"><text:span text:style-name="T4">ampli ventall d'activitats</text:span></text:a><text:span text:style-name="T4"> de curta durada, molt pràctiques i sobre un tema molt concret, generalment una solució, un concepte o una eina tecnològica que ajudi els participants a desenvolupar les seves competències tecnològiques i, per tant, la seva capacitació professional. </text:span></text:p>
        <text:p text:style-name="P8"><text:span text:style-name="T4">Una mateixa activitat es repeteix en diferents franges horàries per fer-la més accessible El calendari es renova trimestralment.</text:span></text:p>
        <text:p text:style-name="P8"><text:span text:style-name="T4">A continuació resumim les activitats que poden ser d’interès per a l’alumnat de la IT Academy</text:span></text:p>
        <text:p text:style-name="P12"><text:span text:style-name="T7">Presencials:</text:span></text:p>
        <text:p text:style-name="P6"><text:span text:style-name="T4"><text:s/></text:span></text:p>
        <text:list xml:id="list2922246495" text:style-name="WWNum2">
          <text:list-item>
            <text:p text:style-name="P13"><text:soft-page-break/><text:span text:style-name="T4">Introducció a la programació 1: conceptes comuns en tots els llenguatges</text:span></text:p>
          </text:list-item>
          <text:list-item>
            <text:p text:style-name="P13"><text:span text:style-name="T4">Introducció a la programació 2: <text:s/>programació orientada a objectes</text:span></text:p>
          </text:list-item>
          <text:list-item>
            <text:p text:style-name="P13"><text:span text:style-name="T4">Modifica el disseny d’un web amb CSS</text:span></text:p>
          </text:list-item>
          <text:list-item>
            <text:p text:style-name="P13"><text:span text:style-name="T4">Dissenya webs amb els nous CSS Flexbox i CSS Grid Layout</text:span></text:p>
          </text:list-item>
          <text:list-item>
            <text:p text:style-name="P13"><text:span text:style-name="T4">Modifica un web amb HTML i HTML5</text:span></text:p>
          </text:list-item>
          <text:list-item>
            <text:p text:style-name="P13"><text:span text:style-name="T4">Introducció al llenguatge Java script</text:span></text:p>
          </text:list-item>
          <text:list-item>
            <text:p text:style-name="P13"><text:span text:style-name="T4">Maquetació multiplataforma: dissenya correctament per a tots els dispositius.</text:span></text:p>
          </text:list-item>
          <text:list-item>
            <text:p text:style-name="P13"><text:span text:style-name="T4">Introducció a JQuery per a dissenyadors/es</text:span></text:p>
          </text:list-item>
          <text:list-item>
            <text:p text:style-name="P13"><text:span text:style-name="T4">Desenvolupa una APP per a Android amb Google App inventor</text:span></text:p>
          </text:list-item>
          <text:list-item>
            <text:p text:style-name="P13"><text:span text:style-name="T4">Introducció a la creació d’Apps amb Ionic3</text:span></text:p>
          </text:list-item>
          <text:list-item>
            <text:p text:style-name="P13"><text:span text:style-name="T4">Introducció a la creació d’Apps amb JQuery UI</text:span></text:p>
          </text:list-item>
          <text:list-item>
            <text:p text:style-name="P13"><text:span text:style-name="T4">Introducció a la programació orientada a objectes amb Java</text:span></text:p>
          </text:list-item>
          <text:list-item>
            <text:p text:style-name="P13"><text:span text:style-name="T4">Bootstrap4: Com fer pàgines web que es vegin en tots els dispositius.</text:span></text:p>
          </text:list-item>
          <text:list-item>
            <text:p text:style-name="P13"><text:span text:style-name="T4">Crea i administra bases de dades MySQL amb phpMyAdmin</text:span></text:p>
          </text:list-item>
          <text:list-item>
            <text:p text:style-name="P13"><text:span text:style-name="T4">Gestiona bases de dades amb MySql</text:span></text:p>
          </text:list-item>
          <text:list-item>
            <text:p text:style-name="P13"><text:span text:style-name="T4">Crea un web amb bases de dades amb PHP, MYSQL i Apache (LAMP)</text:span></text:p>
          </text:list-item>
          <text:list-item>
            <text:p text:style-name="P13"><text:span text:style-name="T4">Tècniques per a la millora del rendiment de sistemes Windows</text:span></text:p>
          </text:list-item>
          <text:list-item>
            <text:p text:style-name="P13"><text:span text:style-name="T4">SCRUM: introducció al desenvolupament àgil de software</text:span></text:p>
          </text:list-item>
          <text:list-item>
            <text:p text:style-name="P13"><text:span text:style-name="T4">Comunicacions informàtiques amb el protocol TCP/IP</text:span></text:p>
          </text:list-item>
          <text:list-item>
            <text:p text:style-name="P13"><text:span text:style-name="T4">Administra un sistema Linux (1): instal·lació, configuració i accés als recursos</text:span></text:p>
          </text:list-item>
          <text:list-item>
            <text:p text:style-name="P13"><text:span text:style-name="T4">Administra un sistema Linux (2): gestió de serveis, processos i aspectes avançats</text:span></text:p>
          </text:list-item>
        </text:list>
        <text:p text:style-name="P14"/>
        <text:p text:style-name="P5"><text:span text:style-name="T4">Fent click </text:span><text:a xlink:type="simple" xlink:href="https://cibernarium.barcelonactiva.cat/" text:style-name="ListLabel_20_19" text:visited-style-name="ListLabel_20_19"><text:span text:style-name="T13">aquí</text:span></text:a><text:span text:style-name="T4"> pots consultar la programació del Ciber </text:span></text:p>
        <text:p text:style-name="P6"><text:span text:style-name="T3"><text:s/></text:span></text:p>
        <text:p text:style-name="P6"><text:span text:style-name="T3">Recomanació cursos a la xarxa </text:span></text:p>
        <text:p text:style-name="P4"><text:span text:style-name="T4"><text:s/></text:span></text:p>
        <table:table table:name="Table1" table:style-name="Table1">
          <table:table-column table:style-name="Table1.A"/>
          <text:soft-page-break/>
          <table:table-row table:style-name="Table1.1">
            <table:table-cell table:style-name="Table1.A1" office:value-type="string">
              <text:p text:style-name="P15"><text:a xlink:type="simple" xlink:href="https://www.coursera.org/learn/algorithmic-thinking-1" text:style-name="ListLabel_20_19" text:visited-style-name="ListLabel_20_19"><text:span text:style-name="T13">https://www.coursera.org/learn/algorithmic-thinking-1</text:span></text:a></text:p>
              <text:p text:style-name="P15"><text:a xlink:type="simple" xlink:href="https://www.coursera.org/learn/algorithmic-thinking-2" text:style-name="ListLabel_20_19" text:visited-style-name="ListLabel_20_19"><text:span text:style-name="T13">https://www.coursera.org/learn/algorithmic-thinking-2</text:span></text:a></text:p>
              <text:p text:style-name="P15"><text:span text:style-name="T4">Gratuït els 7 primers dies</text:span></text:p>
              <text:p text:style-name="P15"><text:span text:style-name="T4">Durada aproximada: 80 hores</text:span></text:p>
            </table:table-cell>
          </table:table-row>
          <table:table-row table:style-name="Table1.2">
            <table:table-cell table:style-name="Table1.A2" office:value-type="string">
              <text:p text:style-name="P15"><text:a xlink:type="simple" xlink:href="https://www.coursera.org/learn/a-programar" text:style-name="ListLabel_20_19" text:visited-style-name="ListLabel_20_19"><text:span text:style-name="T13">https://www.coursera.org/learn/a-programar</text:span></text:a></text:p>
              <text:p text:style-name="P15"><text:span text:style-name="T4">Tria l’opció gratuïta i l’itinerari desitjat (Front End, Back End)</text:span></text:p>
              <text:p text:style-name="P15"><text:span text:style-name="T4">Omple tots els camps que et demana la plataforma</text:span></text:p>
              <text:p text:style-name="P15"><text:span text:style-name="T4">Realitza les recomanacions de cursos que fa la plataforma</text:span></text:p>
            </table:table-cell>
          </table:table-row>
          <table:table-row table:style-name="Table1.3">
            <table:table-cell table:style-name="Table1.A2" office:value-type="string">
              <text:p text:style-name="P15"><text:a xlink:type="simple" xlink:href="https://www.coursera.org/learn/sistemas-digitales" text:style-name="ListLabel_20_19" text:visited-style-name="ListLabel_20_19"><text:span text:style-name="T13">https://www.coursera.org/learn/sistemas-digitales</text:span></text:a></text:p>
              <text:p text:style-name="P15"><text:span text:style-name="T4">Tria l’opció gratuïta</text:span></text:p>
              <text:p text:style-name="P15"><text:span text:style-name="T4">Durada aproximada: 30 hores</text:span></text:p>
            </table:table-cell>
          </table:table-row>
          <table:table-row table:style-name="Table1.4">
            <table:table-cell table:style-name="Table1.A1" office:value-type="string">
              <text:p text:style-name="P15"><text:a xlink:type="simple" xlink:href="https://www.youtube.com/watch?v=AEiRa5xZaZw" text:style-name="ListLabel_20_20" text:visited-style-name="ListLabel_20_20"><text:span text:style-name="T14">https://www.youtube.com/watch?v=AEiRa5xZaZw</text:span></text:a></text:p>
              <text:p text:style-name="P15"><text:span text:style-name="T5">Vídeo al youtube de 7 minuts aproximadament</text:span></text:p>
              <text:p text:style-name="P15"><text:span text:style-name="T5">Únicament realitzar la visualització del primer vídeo. No realitzar tot el curs.</text:span></text:p>
            </table:table-cell>
          </table:table-row>
          <table:table-row table:style-name="Table1.5">
            <table:table-cell table:style-name="Table1.A1" office:value-type="string">
              <text:p text:style-name="P15"><text:a xlink:type="simple" xlink:href="https://www.coursera.org/learn/introduccion-programacion-java" text:style-name="ListLabel_20_19" text:visited-style-name="ListLabel_20_19"><text:span text:style-name="T13">https://www.coursera.org/learn/introduccion-programacion-java</text:span></text:a></text:p>
              <text:p text:style-name="P15"><text:span text:style-name="T4">Tria l’opció gratuïta</text:span></text:p>
              <text:p text:style-name="P15"><text:span text:style-name="T4">Durada aproximada: 73 hores</text:span></text:p>
            </table:table-cell>
          </table:table-row>
        </table:table>
        <text:p text:style-name="P15"><text:span text:style-name="T4"><text:s/></text:span></text:p>
        <text:p text:style-name="P15"><text:span text:style-name="T4"><text:s/></text:span></text:p>
        <text:p text:style-name="P15"><text:span text:style-name="T9">Cursos específics per a les persones que volen aprendre .Net</text:span></text:p>
        <text:list xml:id="list2314496604" text:style-name="WWNum1">
          <text:list-item>
            <text:p text:style-name="P18"><text:a xlink:type="simple" xlink:href="https://channel9.msdn.com/Series/CSharp-Fundamentals-for-Absolute-Beginners" text:style-name="ListLabel_20_19" text:visited-style-name="ListLabel_20_19"><text:span text:style-name="T13">https://channel9.msdn.com/Series/CSharp-Fundamentals-for-Absolute-Beginners</text:span></text:a></text:p>
          </text:list-item>
          <text:list-item>
            <text:p text:style-name="P18"><text:a xlink:type="simple" xlink:href="https://www.tutorialspoint.com/csharp/" text:style-name="ListLabel_20_19" text:visited-style-name="ListLabel_20_19"><text:span text:style-name="T13">https://www.tutorialspoint.com/csharp/</text:span></text:a></text:p>
          </text:list-item>
          <text:list-item>
            <text:p text:style-name="P19"><text:a xlink:type="simple" xlink:href="https://codigofacilito.com/cursos/c_sharp" text:style-name="ListLabel_20_19" text:visited-style-name="ListLabel_20_19"><text:span text:style-name="T13">https://codigofacilito.com/cursos/c_sharp</text:span></text:a></text:p>
          </text:list-item>
        </text:list>
        <text:p text:style-name="P20"/>
        <text:p text:style-name="P16"/>
        <text:p text:style-name="P17"/>
        <text:p text:style-name="P16"/>
      </text:section>
      <text:section text:style-name="Sect1" text:name="Section1">
        <text:p text:style-name="P21"/>
        <text:p text:style-name="P22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es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es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keep-together="always" fo:text-indent="0in" style:auto-text-indent="false" fo:keep-with-next="always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keep-together="always" fo:text-indent="0in" style:auto-text-indent="false" fo:keep-with-next="always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keep-together="always" fo:text-indent="0in" style:auto-text-indent="false" fo:keep-with-next="always"/>
      <style:text-properties fo:color="#f75d5d" style:font-name="Playfair Display" fo:font-family="'Playfair Display'" style:font-family-generic="roman" style:font-pitch="variable" fo:font-size="32pt" fo:font-weight="bold" style:font-name-asian="Playfair Display1" style:font-family-asian="'Playfair Display'" style:font-family-generic-asian="system" style:font-pitch-asian="variable" style:font-size-asian="32pt" style:font-weight-asian="bold" style:font-name-complex="Playfair Display1" style:font-family-complex="'Playfair Display'" style:font-family-generic-complex="system" style:font-pitch-complex="variable" style:font-size-complex="32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keep-together="always" fo:text-indent="0in" style:auto-text-indent="false" fo:keep-with-next="always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 fo:background-color="#ffffff"/>
    </style:style>
    <style:style style:name="ListLabel_20_21" style:display-name="ListLabel 21" style:family="text">
      <style:text-properties fo:color="#000000" style:font-name="Trebuchet MS" fo:font-family="'Trebuchet MS'" style:font-family-generic="roman" style:font-pitch="variable" fo:font-size="10pt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29in" fo:margin-bottom="0.5in" fo:margin-left="0.3929in" fo:margin-right="0.3283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71in" fo:margin-left="0in" fo:margin-right="0in" fo:margin-bottom="0.568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.png" text:anchor-type="char" svg:x="0in" svg:y="0.0835in" svg:width="7.4547in" svg:height="0.3646in" draw:z-index="5"><draw:image xlink:href="Pictures/10000201000009C400000078CA5CC749CCE746D5.png" xlink:type="simple" xlink:show="embed" xlink:actuate="onLoad" loext:mime-type="image/png"/></draw:frame></text:p>
      </style:header>
      <style:footer>
        <text:p text:style-name="MP1"><text:s text:c="96"/><draw:frame draw:style-name="Mfr2" draw:name="image3.png" text:anchor-type="as-char" svg:width="1.4693in" svg:height="0.3252in" draw:z-index="8"><draw:image xlink:href="Pictures/1000000000000126000000414D4FAC80C74E6DC6.png" xlink:type="simple" xlink:show="embed" xlink:actuate="onLoad" loext:mime-type="image/png"/></draw:frame><draw:frame draw:style-name="Mfr3" draw:name="image1.png" text:anchor-type="char" svg:x="0.1252in" svg:y="0.0835in" svg:width="1.5728in" svg:height="0.2362in" draw:z-index="2"><draw:image xlink:href="Pictures/100002010000017E000000373856D6E77FC7811A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3" meta:paragraph-count="72" meta:word-count="793" meta:character-count="5601" meta:non-whitespace-character-count="4754"/>
    <meta:generator>LibreOfficeDev/6.0.5.2$Linux_X86_64 LibreOffice_project/</meta:generator>
  </office:meta>
</office:document-meta>
</file>